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ush Script Std Medium" svg:font-family="'Brush Script Std Medium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rush Script Std Medium" fo:font-size="22pt" style:font-size-asian="22pt" style:font-size-complex="2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efCount</text:p>
      <text:p text:style-name="Standard"/>
      <text:p text:style-name="Standard"/>
      <text:p text:style-name="P2">PrefCount (ПрефКаунт) - это небольшая программа которая поможет Вам в подсчете результатов игры в Преферанс. Если Вы не знакомы с Преферансом или просто не играете в эту благородную карточную игру, то эта программа будет Вам совершенно бесполезна. Кстати, следует заметить для тех кто не знает что такое Преферанс, что эта карточная игра зародилась в России в середине XIX века и до сих пор практикуется в Центральной Европе и России.</text:p>
      <text:p text:style-name="P2"/>
      <text:p text:style-name="Standard"/>
      <text:p text:style-name="P3">ЛИЦЕНЗИЯ</text:p>
      <text:p text:style-name="Standard"/>
      <text:p text:style-name="P2">Настоящая программа распространяется на условиях версии 3 лицензии GNU General Public License (GPL), копию которой Вы должны получить вместе с загрузочным/установочным файлом. В двух словах, эта лицензия позволяет свободное (бесплатное) использование и распространение данной программы. Получить больше информации об этой лицензии можно на сайте GNU: &lt;<text:a xlink:type="simple" xlink:href="http://www.gnu.org/licenses/">http://www.gnu.org/licenses/</text:a>&gt;.</text:p>
      <text:p text:style-name="P2"/>
      <text:p text:style-name="Standard"/>
      <text:p text:style-name="P3">ИНСТАЛЯЦИЯ</text:p>
      <text:p text:style-name="Standard"/>
      <text:p text:style-name="P2">Для установки программы в командной строке запустите (в качестве простого пользователя – не супер-юзера!) скрипт install.sh и прежде чем указывать директорию установки, убедитесь в том что у Вас есть право записи в эту директорию.</text:p>
      <text:p text:style-name="P2"/>
      <text:p text:style-name="Standard"/>
      <text:p text:style-name="P3">ЗАПУСК</text:p>
      <text:p text:style-name="Standard"/>
      <text:p text:style-name="Standard">Используйте КДЕ PrefCount линк (.desktop файл), который будет установлен на Ваш десктоп. Также можно запускать программу из командной строки (prefcount) или запускать jar файл в командной строке (java -jar prefcount-file).</text:p>
      <text:p text:style-name="Standard"/>
      <text:p text:style-name="Standard"/>
      <text:p text:style-name="P3">УБРАТЬ ПРОГРАММУ</text:p>
      <text:p text:style-name="Standard"/>
      <text:p text:style-name="Standard">В командной строке переместитесь в установочную директорию и запустите uninstall.sh скрипт.</text:p>
      <text:p text:style-name="Standard"/>
      <text:p text:style-name="Standard"/>
      <text:p text:style-name="P3">АВТОР</text:p>
      <text:p text:style-name="Standard"/>
      <text:p text:style-name="Standard">Евгений Найден</text:p>
      <text:p text:style-name="Standard"/>
      <text:p text:style-name="Standard"/>
      <text:p text:style-name="Standard"/>
      <text:p text:style-name="P4">Сайт программы: &lt;<text:a xlink:type="simple" xlink:href="http://prefcount.curre.net/">http://prefcount.curre.net/</text:a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ush Script Std Medium" svg:font-family="'Brush Script Std Medium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0.5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Yevgeny Nyden</meta:initial-creator>
    <meta:creation-date>2008-01-21T15:45:12</meta:creation-date>
    <dc:date>2008-07-06T20:44:30</dc:date>
    <dc:language>en-US</dc:language>
    <meta:editing-cycles>14</meta:editing-cycles>
    <meta:editing-duration>PT46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06" meta:character-count="1472"/>
  </office:meta>
</office:document-meta>
</file>